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Tag.isAllowNo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ag.getChi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ag.getPossibleValuesForAttribute( String att , IvyFile ivyfi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vyTag.addChildIvyTag( IvyTag at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Ta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ag.IvyTag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Tag.getStartTa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ag.IvyTag( String name , String doc , IvyTagAttribute [ ] at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Tag.IvyTag( String name , String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Tag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ag.getDoc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Tag.setDoc( String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ag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a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ag.setAllowNoChild( boolean allowNo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ag.getEndTa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Tag.get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Tag.addAttribute( IvyTagAttribute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Tag.setParent( IvyTag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ag.getProposal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Tag.has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ag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ag.IvyTag( String name , IvyTagAttribute [ ] at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